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ITER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HILE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AITER.completed( FaultData faultData , Set &lt; CompensationHandler &gt; compens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AITER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HILE.check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ER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AITE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WHILE.getOWh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LE.WHILE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ER.WAITER( ActivityInfo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ER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HILE.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